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ebkit-standard" svg:font-family="webkit-standard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059" fo:font-weight="bold" officeooo:rsid="001bf4d2" officeooo:paragraph-rsid="001bf4d2" fo:background-color="#ffff00" style:font-weight-asian="bold" style:font-weight-complex="bold"/>
    </style:style>
    <style:style style:name="P2" style:family="paragraph" style:parent-style-name="Standard">
      <style:text-properties officeooo:rsid="001bf4d2" officeooo:paragraph-rsid="001bf4d2"/>
    </style:style>
    <style:style style:name="P3" style:family="paragraph" style:parent-style-name="Standard">
      <style:text-properties fo:font-variant="normal" fo:text-transform="none" fo:color="#000000" style:font-name="webkit-standard" fo:font-size="15.75pt" fo:letter-spacing="normal" fo:font-style="normal" fo:font-weight="normal" officeooo:rsid="001bf4d2" officeooo:paragraph-rsid="001bf4d2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webkit-standard" fo:font-size="15.75pt" fo:letter-spacing="normal" fo:font-style="normal" fo:font-weight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webkit-standard" fo:font-size="15.75pt" fo:letter-spacing="normal" fo:font-style="normal" fo:font-weight="normal" officeooo:rsid="001bf4d2" officeooo:paragraph-rsid="001bf4d2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webkit-standard" fo:font-size="15.75pt" fo:letter-spacing="normal" fo:font-style="normal" fo:font-weight="normal" officeooo:rsid="001e504c" officeooo:paragraph-rsid="001e504c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webkit-standard" fo:font-size="15.75pt" fo:letter-spacing="normal" fo:font-style="normal" fo:font-weight="normal" officeooo:rsid="001e504c" officeooo:paragraph-rsid="001e504c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webkit-standard" fo:font-size="15.75pt" fo:letter-spacing="normal" fo:font-style="normal" fo:font-weight="normal" officeooo:rsid="001f4002" officeooo:paragraph-rsid="001f40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HERRAMIENTAS PARA TRABAJAR MICROS:</text:p>
      <text:p text:style-name="P2"/>
      <text:p text:style-name="P3">INSTALACION</text:p>
      <text:p text:style-name="P4"/>
      <text:p text:style-name="P4">1.- git: OK</text:p>
      <text:p text:style-name="P4">2.- Sdkman: OK</text:p>
      <text:p text:style-name="P4">3.- Maven OK</text:p>
      <text:p text:style-name="P4">4.-docker OK</text:p>
      <text:p text:style-name="P4">5.-docker compose OK</text:p>
      <text:p text:style-name="P4">6.- npm OK</text:p>
      <text:p text:style-name="P4">7.- wrk - gitub OK</text:p>
      <text:p text:style-name="P4">8.- eclipse sts OK</text:p>
      <text:p text:style-name="P4">9.- dbeaver  OK</text:p>
      <text:p text:style-name="P4">10.- postman OK</text:p>
      <text:p text:style-name="P2"/>
      <text:p text:style-name="P2"/>
      <text:p text:style-name="P2"/>
      <text:p text:style-name="P2"/>
      <text:p text:style-name="P2"/>
      <text:p text:style-name="P2">GIT: Conflictos </text:p>
      <text:p text:style-name="P2"/>
      <text:p text:style-name="P2"><text:a xlink:type="simple" xlink:href="https://styde.net/ramas-y-resolucion-de-conflictos-en-git/" text:style-name="Internet_20_link" text:visited-style-name="Visited_20_Internet_20_Link">https://styde.net/ramas-y-resolucion-de-conflictos-en-git/</text:a></text:p>
      <text:p text:style-name="P2"/>
      <text:p text:style-name="P2">EUREKA, GATEWAY, CONFIG SERVER</text:p>
      <text:p text:style-name="P2"/>
      <text:p text:style-name="P3">1.- <text:a xlink:type="simple" xlink:href="https://www.youtube.com/playlist?list=PLHC-DiueSVwKpPBH2BpHPA9bQMzxt70qD" text:style-name="Internet_20_link" text:visited-style-name="Visited_20_Internet_20_Link">https://www.youtube.com/playlist?list=PLHC-DiueSVwKpPBH2BpHPA9bQMzxt70qD</text:a></text:p>
      <text:p text:style-name="P3"/>
      <text:p text:style-name="P4">2.- <text:a xlink:type="simple" xlink:href="https://www.youtube.com/watch?v=Lzs0xoKMR9E" text:style-name="Internet_20_link" text:visited-style-name="Visited_20_Internet_20_Link">https://www.youtube.com/watch?v=Lzs0xoKMR9E</text:a></text:p>
      <text:p text:style-name="P4"/>
      <text:p text:style-name="P4">3.- <text:a xlink:type="simple" xlink:href="https://www.youtube.com/watch?v=I7IuL1rx9_M" text:style-name="Internet_20_link" text:visited-style-name="Visited_20_Internet_20_Link">https://www.youtube.com/watch?v=I7IuL1rx9_M</text:a></text:p>
      <text:p text:style-name="P4"/>
      <text:p text:style-name="P4">4.- <text:a xlink:type="simple" xlink:href="https://www.youtube.com/watch?v=zPCri-b5oCQ&amp;list=PL4bT56Uw3S4yTSw5Cg1-mhgoS85fVeFkT&amp;index=11" text:style-name="Internet_20_link" text:visited-style-name="Visited_20_Internet_20_Link">https://www.youtube.com/watch?v=zPCri-b5oCQ&amp;list=PL4bT56Uw3S4yTSw5Cg1-mhgoS85fVeFkT&amp;index=11</text:a></text:p>
      <text:p text:style-name="P4"/>
      <text:p text:style-name="P4">5.- <text:a xlink:type="simple" xlink:href="https://www.youtube.com/watch?v=lJ3-VPzhrFY" text:style-name="Internet_20_link" text:visited-style-name="Visited_20_Internet_20_Link">https://www.youtube.com/watch?v=lJ3-VPzhrFY</text:a></text:p>
      <text:p text:style-name="P4"><text:soft-page-break/></text:p>
      <text:p text:style-name="P4">6.- <text:a xlink:type="simple" xlink:href="https://www.youtube.com/watch?v=icTg6iTqpUk" text:style-name="Internet_20_link" text:visited-style-name="Visited_20_Internet_20_Link">https://www.youtube.com/watch?v=icTg6iTqpUk</text:a></text:p>
      <text:p text:style-name="P4"/>
      <text:p text:style-name="P4">7.- <text:a xlink:type="simple" xlink:href="https://www.youtube.com/playlist?list=PL4bT56Uw3S4yTSw5Cg1-mhgoS85fVeFkT" text:style-name="Internet_20_link" text:visited-style-name="Visited_20_Internet_20_Link">https://www.youtube.com/playlist?list=PL4bT56Uw3S4yTSw5Cg1-mhgoS85fVeFkT</text:a></text:p>
      <text:p text:style-name="P4"/>
      <text:p text:style-name="P4">8.- <text:a xlink:type="simple" xlink:href="https://cloud.spring.io/spring-cloud-netflix/2.0.x/multi/multi__service_discovery_eureka_clients.html" text:style-name="Internet_20_link" text:visited-style-name="Visited_20_Internet_20_Link">https://cloud.spring.io/spring-cloud-netflix/2.0.x/multi/multi__service_discovery_eureka_clients.html</text:a></text:p>
      <text:p text:style-name="P4"/>
      <text:p text:style-name="P4">9.- <text:a xlink:type="simple" xlink:href="https://github.com/m-thirumal/eureka-server/tree/master/src/main/resources" text:style-name="Internet_20_link" text:visited-style-name="Visited_20_Internet_20_Link">https://github.com/m-thirumal/eureka-server/tree/master/src/main/resources</text:a></text:p>
      <text:p text:style-name="P4"/>
      <text:p text:style-name="P4"/>
      <text:p text:style-name="P5">CONFIGURACION EUREKA AL CLIENTE</text:p>
      <text:p text:style-name="P5"><text:s/></text:p>
      <text:p text:style-name="P5">eureka.client.fetch-registry=true</text:p>
      <text:p text:style-name="P4">eureka.client.register-with-eureka=true</text:p>
      <text:p text:style-name="P4">eureka.client.service-url.default-zone=http://localhost:8761/eureka</text:p>
      <text:p text:style-name="P4">eureka.client.instance.hostname=localhost</text:p>
      <text:p text:style-name="P4"/>
      <text:p text:style-name="P4"/>
      <text:p text:style-name="P6">Fallback tuto</text:p>
      <text:p text:style-name="P6"/>
      <text:p text:style-name="P6"><text:a xlink:type="simple" xlink:href="https://www.youtube.com/watch?v=uFNhDwbPBvY&amp;t=133s" text:style-name="Internet_20_link" text:visited-style-name="Visited_20_Internet_20_Link">https://www.youtube.com/watch?v=uFNhDwbPBvY&amp;t=133s</text:a></text:p>
      <text:p text:style-name="P6"/>
      <text:p text:style-name="P6"/>
      <text:p text:style-name="P8">Documentacion <text:s/>resilience4j</text:p>
      <text:p text:style-name="P8"/>
      <text:p text:style-name="P8">https://resilience4j.readme.io/docs/getting-started-3</text:p>
      <text:p text:style-name="P5"/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ebkit-standard" svg:font-family="webkit-standard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059" fo:font-weight="bold" officeooo:rsid="001bf4d2" officeooo:paragraph-rsid="001bf4d2" fo:background-color="#ffff00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itácora de Conocimiento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0:01:57.908474006</meta:creation-date>
    <dc:date>2022-10-04T18:53:12.752768529</dc:date>
    <meta:editing-duration>PT5H38M1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79" meta:character-count="1294" meta:non-whitespace-character-count="1244"/>
  </office:meta>
</office:document-meta>
</file>